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fff200" style:font-size-asian="13pt" style:font-size-complex="13pt"/>
    </style:style>
    <style:style style:name="P3" style:family="paragraph" style:parent-style-name="Standard">
      <style:text-properties fo:font-size="13pt" fo:background-color="#c7a0cb" style:font-size-asian="13pt" style:font-size-complex="13pt"/>
    </style:style>
    <style:style style:name="P4" style:family="paragraph" style:parent-style-name="Standard">
      <style:text-properties fo:font-size="13pt" fo:background-color="#89c765" style:font-size-asian="13pt" style:font-size-complex="13pt"/>
    </style:style>
    <style:style style:name="P5" style:family="paragraph" style:parent-style-name="Standard">
      <style:text-properties fo:font-size="13pt" fo:background-color="#59c5c7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 <text:s/>Alternating Bit Protocol -------- </text:p>
      <text:p text:style-name="P1"/>
      <text:p text:style-name="P1">number of messages to simulate: 20</text:p>
      <text:p text:style-name="P1">packet loss probability : 0.200000</text:p>
      <text:p text:style-name="P1">packet corruption probability : 0.300000</text:p>
      <text:p text:style-name="P1">average time between messages from sender's layer5 : 1000.000000</text:p>
      <text:p text:style-name="P1">TRACE: 4</text:p>
      <text:p text:style-name="P1"/>
      <text:p text:style-name="P2">EVENT time: 1870.573975, <text:s/>type: 1, fromlayer5 <text:s/>entity: 0</text:p>
      <text:p text:style-name="P2"><text:s text:c="12"/>TOLAYER3: packet being corrupted</text:p>
      <text:p text:style-name="P2">**** At 1870.573975 in A_output() : Sending pkt0: aaaaaaaaaaaaaaaaaaa ****</text:p>
      <text:p text:style-name="P2"/>
      <text:p text:style-name="P2">EVENT time: 1876.039062, <text:s/>type: 2, fromlayer3 <text:s/>entity: 1</text:p>
      <text:p text:style-name="P2">(in B_input) Checksum does not match. Received packet is corrupt </text:p>
      <text:p text:style-name="P2"/>
      <text:p text:style-name="P2">EVENT time: 1878.220703, <text:s/>type: 2, fromlayer3 <text:s/>entity: 0</text:p>
      <text:p text:style-name="P2"><text:s text:c="2"/>(Sender) (in A_input) NACK received.</text:p>
      <text:p text:style-name="P2"/>
      <text:p text:style-name="P2">EVENT time: 1890.573975, <text:s/>type: 0, timerinterrupt <text:s text:c="2"/>entity: 0</text:p>
      <text:p text:style-name="P2">(A_timerinterrupt) Resending .. aaaaaaaaaaaaaaaaaaa </text:p>
      <text:p text:style-name="P2"><text:s text:c="12"/>TOLAYER3: packet being lost</text:p>
      <text:p text:style-name="P2"/>
      <text:p text:style-name="P2">EVENT time: 1910.573975, <text:s/>type: 0, timerinterrupt <text:s text:c="2"/>entity: 0</text:p>
      <text:p text:style-name="P2">(A_timerinterrupt) Resending .. aaaaaaaaaaaaaaaaaaa </text:p>
      <text:p text:style-name="P2"><text:s text:c="12"/>TOLAYER3: packet being lost</text:p>
      <text:p text:style-name="P2"/>
      <text:p text:style-name="P2">EVENT time: 1930.573975, <text:s/>type: 0, timerinterrupt <text:s text:c="2"/>entity: 0</text:p>
      <text:p text:style-name="P2">(A_timerinterrupt) Resending .. aaaaaaaaaaaaaaaaaaa </text:p>
      <text:p text:style-name="P2"/>
      <text:p text:style-name="P2">EVENT time: 1939.818481, <text:s/>type: 2, fromlayer3 <text:s/>entity: 1</text:p>
      <text:p text:style-name="P2">**** At 1939.818481 in B_input() : Correct pkt received. pkt0 aaaaaaaaaaaaaaaaaaa ****</text:p>
      <text:p text:style-name="P2"><text:s text:c="12"/>TOLAYER3: packet being lost</text:p>
      <text:p text:style-name="P2"/>
      <text:p text:style-name="P2">EVENT time: 1950.573975, <text:s/>type: 0, timerinterrupt <text:s text:c="2"/>entity: 0</text:p>
      <text:p text:style-name="P2">(A_timerinterrupt) Resending .. aaaaaaaaaaaaaaaaaaa </text:p>
      <text:p text:style-name="P2"/>
      <text:p text:style-name="P2">EVENT time: 1952.052368, <text:s/>type: 2, fromlayer3 <text:s/>entity: 1</text:p>
      <text:p text:style-name="P2">**** At 1952.052368 in B_input() : <text:s/>Duplicate Packet received. Resending ACK for pkt0 aaaaaaaaaaaaaaaaaaa ****</text:p>
      <text:p text:style-name="P2"/>
      <text:p text:style-name="P2">EVENT time: 1957.324585, <text:s/>type: 2, fromlayer3 <text:s/>entity: 0</text:p>
      <text:p text:style-name="P2">**** At 1957.324585 in A_input() : ACK received for pkt0: <text:s/>****</text:p>
      <text:p text:style-name="P1"/>
      <text:p text:style-name="P1">EVENT time: 3512.483887, <text:s/>type: 1, fromlayer5 <text:s/>entity: 0</text:p>
      <text:p text:style-name="P1">**** At 3512.483887 in A_output() : Sending pkt1: bbbbbbbbbbbbbbbbbbb ****</text:p>
      <text:p text:style-name="P1"/>
      <text:p text:style-name="P1">EVENT time: 3518.513428, <text:s/>type: 2, fromlayer3 <text:s/>entity: 1</text:p>
      <text:p text:style-name="P1"><text:soft-page-break/>**** At 3518.513428 in B_input() : Correct pkt received. pkt1 bbbbbbbbbbbbbbbbbbb ****</text:p>
      <text:p text:style-name="P1"><text:s text:c="12"/>TOLAYER3: packet being lost</text:p>
      <text:p text:style-name="P1"/>
      <text:p text:style-name="P1">EVENT time: 3532.483887, <text:s/>type: 0, timerinterrupt <text:s text:c="2"/>entity: 0</text:p>
      <text:p text:style-name="P1">(A_timerinterrupt) Resending .. bbbbbbbbbbbbbbbbbbb </text:p>
      <text:p text:style-name="P1"><text:s text:c="12"/>TOLAYER3: packet being corrupted</text:p>
      <text:p text:style-name="P1"/>
      <text:p text:style-name="P1">EVENT time: 3536.547607, <text:s/>type: 2, fromlayer3 <text:s/>entity: 1</text:p>
      <text:p text:style-name="P1">(in B_input) Checksum does not match. Received packet is corrupt </text:p>
      <text:p text:style-name="P1"><text:s text:c="12"/>TOLAYER3: packet being corrupted</text:p>
      <text:p text:style-name="P1"/>
      <text:p text:style-name="P1">EVENT time: 3538.331543, <text:s/>type: 2, fromlayer3 <text:s/>entity: 0</text:p>
      <text:p text:style-name="P1"><text:s text:c="2"/>(Sender) (in A_input) Checksum does not match. Received ACK is corrupt</text:p>
      <text:p text:style-name="P1"/>
      <text:p text:style-name="P1">EVENT time: 3552.483887, <text:s/>type: 0, timerinterrupt <text:s text:c="2"/>entity: 0</text:p>
      <text:p text:style-name="P1">(A_timerinterrupt) Resending .. bbbbbbbbbbbbbbbbbbb </text:p>
      <text:p text:style-name="P1"/>
      <text:p text:style-name="P1">EVENT time: 3556.642578, <text:s/>type: 2, fromlayer3 <text:s/>entity: 1</text:p>
      <text:p text:style-name="P1">**** At 3556.642578 in B_input() : <text:s/>Duplicate Packet received. Resending ACK for pkt1 bbbbbbbbbbbbbbbbbbb ****</text:p>
      <text:p text:style-name="P1"><text:s text:c="12"/>TOLAYER3: packet being lost</text:p>
      <text:p text:style-name="P1"/>
      <text:p text:style-name="P1">EVENT time: 3572.483887, <text:s/>type: 0, timerinterrupt <text:s text:c="2"/>entity: 0</text:p>
      <text:p text:style-name="P1">(A_timerinterrupt) Resending .. bbbbbbbbbbbbbbbbbbb </text:p>
      <text:p text:style-name="P1"><text:s text:c="12"/>TOLAYER3: packet being corrupted</text:p>
      <text:p text:style-name="P1"/>
      <text:p text:style-name="P1">EVENT time: 3578.321777, <text:s/>type: 2, fromlayer3 <text:s/>entity: 1</text:p>
      <text:p text:style-name="P1">(in B_input) Checksum does not match. Received packet is corrupt </text:p>
      <text:p text:style-name="P1"/>
      <text:p text:style-name="P1">EVENT time: 3580.197021, <text:s/>type: 2, fromlayer3 <text:s/>entity: 0</text:p>
      <text:p text:style-name="P1">**** At 3580.197021 in A_input() : ACK received for pkt0: <text:s/>****</text:p>
      <text:p text:style-name="P1"/>
      <text:p text:style-name="P3">EVENT time: 4948.687500, <text:s/>type: 1, fromlayer5 <text:s/>entity: 0</text:p>
      <text:p text:style-name="P3">**** At 4948.687500 in A_output() : Sending pkt0: ccccccccccccccccccc ****</text:p>
      <text:p text:style-name="P3"/>
      <text:p text:style-name="P3">EVENT time: 4949.993652, <text:s/>type: 2, fromlayer3 <text:s/>entity: 1</text:p>
      <text:p text:style-name="P3">**** At 4949.993652 in B_input() : Correct pkt received. pkt0 ccccccccccccccccccc ****</text:p>
      <text:p text:style-name="P3"><text:s text:c="12"/>TOLAYER3: packet being corrupted</text:p>
      <text:p text:style-name="P1"/>
      <text:p text:style-name="P3">EVENT time: 4955.572266, <text:s/>type: 2, fromlayer3 <text:s/>entity: 0</text:p>
      <text:p text:style-name="P3"><text:s text:c="2"/>(Sender) (in A_input) Checksum does not match. Received ACK is corrupt</text:p>
      <text:p text:style-name="P1"/>
      <text:p text:style-name="P1">EVENT time: 4961.679688, <text:s/>type: 1, fromlayer5 <text:s/>entity: 0</text:p>
      <text:p text:style-name="P1">Packet dropped. Msg in transit</text:p>
      <text:p text:style-name="P1"/>
      <text:p text:style-name="P1">EVENT time: 4968.687500, <text:s/>type: 0, timerinterrupt <text:s text:c="2"/>entity: 0</text:p>
      <text:p text:style-name="P1">(A_timerinterrupt) Resending .. ccccccccccccccccccc </text:p>
      <text:p text:style-name="P1"><text:soft-page-break/><text:s text:c="12"/>TOLAYER3: packet being corrupted</text:p>
      <text:p text:style-name="P1"/>
      <text:p text:style-name="P1">EVENT time: 4970.443359, <text:s/>type: 2, fromlayer3 <text:s/>entity: 1</text:p>
      <text:p text:style-name="P1">(in B_input) Checksum does not match. Received packet is corrupt </text:p>
      <text:p text:style-name="P1"/>
      <text:p text:style-name="P1">EVENT time: 4973.321289, <text:s/>type: 2, fromlayer3 <text:s/>entity: 0</text:p>
      <text:p text:style-name="P1">**** At 4973.321289 in A_input() : ACK received for pkt0: <text:s/>****</text:p>
      <text:p text:style-name="P4"/>
      <text:p text:style-name="P4">EVENT time: 6690.848633, <text:s/>type: 1, fromlayer5 <text:s/>entity: 0</text:p>
      <text:p text:style-name="P4">**** At 6690.848633 in A_output() : Sending pkt1: eeeeeeeeeeeeeeeeeee ****</text:p>
      <text:p text:style-name="P4"/>
      <text:p text:style-name="P4">EVENT time: 6697.967285, <text:s/>type: 2, fromlayer3 <text:s/>entity: 1</text:p>
      <text:p text:style-name="P4">**** At 6697.967285 in B_input() : Correct pkt received. pkt1 eeeeeeeeeeeeeeeeeee ****</text:p>
      <text:p text:style-name="P4"/>
      <text:p text:style-name="P4">EVENT time: 6699.244629, <text:s/>type: 2, fromlayer3 <text:s/>entity: 0</text:p>
      <text:p text:style-name="P4">**** At 6699.244629 in A_input() : ACK received for pkt0: <text:s/>****</text:p>
      <text:p text:style-name="P1"/>
      <text:p text:style-name="P1">EVENT time: 8556.644531, <text:s/>type: 1, fromlayer5 <text:s/>entity: 0</text:p>
      <text:p text:style-name="P1"><text:s text:c="12"/>TOLAYER3: packet being corrupted</text:p>
      <text:p text:style-name="P1">**** At 8556.644531 in A_output() : Sending pkt0: fffffffffffffffffff ****</text:p>
      <text:p text:style-name="P1"/>
      <text:p text:style-name="P1">EVENT time: 8558.916992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8576.644531, <text:s/>type: 0, timerinterrupt <text:s text:c="2"/>entity: 0</text:p>
      <text:p text:style-name="P1">(A_timerinterrupt) Resending .. fffffffffffffffffff </text:p>
      <text:p text:style-name="P1"><text:s text:c="12"/>TOLAYER3: packet being corrupted</text:p>
      <text:p text:style-name="P1"/>
      <text:p text:style-name="P1">EVENT time: 8578.451172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8596.644531, <text:s/>type: 0, timerinterrupt <text:s text:c="2"/>entity: 0</text:p>
      <text:p text:style-name="P1">(A_timerinterrupt) Resending .. fffffffffffffffffff </text:p>
      <text:p text:style-name="P1"/>
      <text:p text:style-name="P1">EVENT time: 8599.661133, <text:s/>type: 2, fromlayer3 <text:s/>entity: 1</text:p>
      <text:p text:style-name="P1">**** At 8599.661133 in B_input() : Correct pkt received. pkt0 fffffffffffffffffff ****</text:p>
      <text:p text:style-name="P1"/>
      <text:p text:style-name="P1">EVENT time: 8604.415039, <text:s/>type: 2, fromlayer3 <text:s/>entity: 0</text:p>
      <text:p text:style-name="P1">**** At 8604.415039 in A_input() : ACK received for pkt0: <text:s/>****</text:p>
      <text:p text:style-name="P1"/>
      <text:p text:style-name="P1">EVENT time: 10421.403320, <text:s/>type: 1, fromlayer5 <text:s/>entity: 0</text:p>
      <text:p text:style-name="P1">**** At 10421.403320 in A_output() : Sending pkt1: ggggggggggggggggggg ****</text:p>
      <text:p text:style-name="P1"/>
      <text:p text:style-name="P1">EVENT time: 10427.387695, <text:s/>type: 2, fromlayer3 <text:s/>entity: 1</text:p>
      <text:p text:style-name="P1">**** At 10427.387695 in B_input() : Correct pkt received. pkt1 ggggggggggggggggggg ****</text:p>
      <text:p text:style-name="P1"><text:soft-page-break/><text:s text:c="12"/>TOLAYER3: packet being corrupted</text:p>
      <text:p text:style-name="P1"/>
      <text:p text:style-name="P1">EVENT time: 10435.250000, <text:s/>type: 2, fromlayer3 <text:s/>entity: 0</text:p>
      <text:p text:style-name="P1"><text:s text:c="2"/>(Sender) (in A_input) Checksum does not match. Received ACK is corrupt</text:p>
      <text:p text:style-name="P1"/>
      <text:p text:style-name="P1">EVENT time: 10441.403320, <text:s/>type: 0, timerinterrupt <text:s text:c="2"/>entity: 0</text:p>
      <text:p text:style-name="P1">(A_timerinterrupt) Resending .. ggggggggggggggggggg </text:p>
      <text:p text:style-name="P1"><text:s text:c="12"/>TOLAYER3: packet being lost</text:p>
      <text:p text:style-name="P1"/>
      <text:p text:style-name="P1">EVENT time: 10461.403320, <text:s/>type: 0, timerinterrupt <text:s text:c="2"/>entity: 0</text:p>
      <text:p text:style-name="P1">(A_timerinterrupt) Resending .. ggggggggggggggggggg </text:p>
      <text:p text:style-name="P1"/>
      <text:p text:style-name="P1">EVENT time: 10469.361328, <text:s/>type: 2, fromlayer3 <text:s/>entity: 1</text:p>
      <text:p text:style-name="P1">**** At 10469.361328 in B_input() : <text:s/>Duplicate Packet received. Resending ACK for pkt1 ggggggggggggggggggg ****</text:p>
      <text:p text:style-name="P1"/>
      <text:p text:style-name="P1">EVENT time: 10473.753906, <text:s/>type: 2, fromlayer3 <text:s/>entity: 0</text:p>
      <text:p text:style-name="P1">**** At 10473.753906 in A_input() : ACK received for pkt0: <text:s/>****</text:p>
      <text:p text:style-name="P1"/>
      <text:p text:style-name="P1">EVENT time: 10750.820312, <text:s/>type: 1, fromlayer5 <text:s/>entity: 0</text:p>
      <text:p text:style-name="P1">**** At 10750.820312 in A_output() : Sending pkt0: hhhhhhhhhhhhhhhhhhh ****</text:p>
      <text:p text:style-name="P1"/>
      <text:p text:style-name="P1">EVENT time: 10760.667969, <text:s/>type: 2, fromlayer3 <text:s/>entity: 1</text:p>
      <text:p text:style-name="P1">**** At 10760.667969 in B_input() : Correct pkt received. pkt0 hhhhhhhhhhhhhhhhhhh ****</text:p>
      <text:p text:style-name="P1"/>
      <text:p text:style-name="P1">EVENT time: 10763.413086, <text:s/>type: 2, fromlayer3 <text:s/>entity: 0</text:p>
      <text:p text:style-name="P1">**** At 10763.413086 in A_input() : ACK received for pkt0: <text:s/>****</text:p>
      <text:p text:style-name="P1"/>
      <text:p text:style-name="P1">EVENT time: 11354.875000, <text:s/>type: 1, fromlayer5 <text:s/>entity: 0</text:p>
      <text:p text:style-name="P1">**** At 11354.875000 in A_output() : Sending pkt1: iiiiiiiiiiiiiiiiiii ****</text:p>
      <text:p text:style-name="P1"/>
      <text:p text:style-name="P1">EVENT time: 11361.490234, <text:s/>type: 2, fromlayer3 <text:s/>entity: 1</text:p>
      <text:p text:style-name="P1">**** At 11361.490234 in B_input() : Correct pkt received. pkt1 iiiiiiiiiiiiiiiiiii ****</text:p>
      <text:p text:style-name="P1"><text:s text:c="12"/>TOLAYER3: packet being lost</text:p>
      <text:p text:style-name="P1"/>
      <text:p text:style-name="P1">EVENT time: 11374.875000, <text:s/>type: 0, timerinterrupt <text:s text:c="2"/>entity: 0</text:p>
      <text:p text:style-name="P1">(A_timerinterrupt) Resending .. iiiiiiiiiiiiiiiiiii </text:p>
      <text:p text:style-name="P1"/>
      <text:p text:style-name="P1">EVENT time: 11383.906250, <text:s/>type: 2, fromlayer3 <text:s/>entity: 1</text:p>
      <text:p text:style-name="P1">**** At 11383.906250 in B_input() : <text:s/>Duplicate Packet received. Resending ACK for pkt1 iiiiiiiiiiiiiiiiiii ****</text:p>
      <text:p text:style-name="P1"><text:s text:c="12"/>TOLAYER3: packet being corrupted</text:p>
      <text:p text:style-name="P1"/>
      <text:p text:style-name="P1">EVENT time: 11385.419922, <text:s/>type: 2, fromlayer3 <text:s/>entity: 0</text:p>
      <text:p text:style-name="P1"><text:s text:c="2"/>(Sender) (in A_input) Checksum does not match. Received ACK is corrupt</text:p>
      <text:p text:style-name="P1"/>
      <text:p text:style-name="P1">EVENT time: 11394.875000, <text:s/>type: 0, timerinterrupt <text:s text:c="2"/>entity: 0</text:p>
      <text:p text:style-name="P1"><text:soft-page-break/>(A_timerinterrupt) Resending .. iiiiiiiiiiiiiiiiiii </text:p>
      <text:p text:style-name="P1"><text:s text:c="12"/>TOLAYER3: packet being corrupted</text:p>
      <text:p text:style-name="P1"/>
      <text:p text:style-name="P1">EVENT time: 11395.972656, <text:s/>type: 2, fromlayer3 <text:s/>entity: 1</text:p>
      <text:p text:style-name="P1">(in B_input) Checksum does not match. Received packet is corrupt </text:p>
      <text:p text:style-name="P1"/>
      <text:p text:style-name="P1">EVENT time: 11398.122070, <text:s/>type: 2, fromlayer3 <text:s/>entity: 0</text:p>
      <text:p text:style-name="P1">**** At 11398.122070 in A_input() : ACK received for pkt0: <text:s/>****</text:p>
      <text:p text:style-name="P1"/>
      <text:p text:style-name="P1">EVENT time: 12863.125977, <text:s/>type: 1, fromlayer5 <text:s/>entity: 0</text:p>
      <text:p text:style-name="P1"><text:s text:c="12"/>TOLAYER3: packet being lost</text:p>
      <text:p text:style-name="P1">**** At 12863.125977 in A_output() : Sending pkt0: jjjjjjjjjjjjjjjjjjj ****</text:p>
      <text:p text:style-name="P1"/>
      <text:p text:style-name="P1">EVENT time: 12883.125977, <text:s/>type: 0, timerinterrupt <text:s text:c="2"/>entity: 0</text:p>
      <text:p text:style-name="P1">(A_timerinterrupt) Resending .. jjjjjjjjjjjjjjjjjjj </text:p>
      <text:p text:style-name="P1"><text:s text:c="12"/>TOLAYER3: packet being lost</text:p>
      <text:p text:style-name="P1"/>
      <text:p text:style-name="P1">EVENT time: 12903.125977, <text:s/>type: 0, timerinterrupt <text:s text:c="2"/>entity: 0</text:p>
      <text:p text:style-name="P1">(A_timerinterrupt) Resending .. jjjjjjjjjjjjjjjjjjj </text:p>
      <text:p text:style-name="P1"><text:s text:c="12"/>TOLAYER3: packet being lost</text:p>
      <text:p text:style-name="P1"/>
      <text:p text:style-name="P1">EVENT time: 12923.125977, <text:s/>type: 0, timerinterrupt <text:s text:c="2"/>entity: 0</text:p>
      <text:p text:style-name="P1">(A_timerinterrupt) Resending .. jjjjjjjjjjjjjjjjjjj </text:p>
      <text:p text:style-name="P1"/>
      <text:p text:style-name="P1">EVENT time: 12928.373047, <text:s/>type: 2, fromlayer3 <text:s/>entity: 1</text:p>
      <text:p text:style-name="P1">**** At 12928.373047 in B_input() : Correct pkt received. pkt0 jjjjjjjjjjjjjjjjjjj ****</text:p>
      <text:p text:style-name="P1"><text:s text:c="12"/>TOLAYER3: packet being corrupted</text:p>
      <text:p text:style-name="P1"/>
      <text:p text:style-name="P1">EVENT time: 12937.316406, <text:s/>type: 2, fromlayer3 <text:s/>entity: 0</text:p>
      <text:p text:style-name="P1"><text:s text:c="2"/>(Sender) (in A_input) Checksum does not match. Received ACK is corrupt</text:p>
      <text:p text:style-name="P1"/>
      <text:p text:style-name="P1">EVENT time: 12943.125977, <text:s/>type: 0, timerinterrupt <text:s text:c="2"/>entity: 0</text:p>
      <text:p text:style-name="P1">(A_timerinterrupt) Resending .. jjjjjjjjjjjjjjjjjjj </text:p>
      <text:p text:style-name="P1"><text:s text:c="12"/>TOLAYER3: packet being corrupted</text:p>
      <text:p text:style-name="P1"/>
      <text:p text:style-name="P1">EVENT time: 12952.448242, <text:s/>type: 2, fromlayer3 <text:s/>entity: 1</text:p>
      <text:p text:style-name="P1">(in B_input) Checksum does not match. Received packet is corrupt </text:p>
      <text:p text:style-name="P1"><text:s text:c="12"/>TOLAYER3: packet being corrupted</text:p>
      <text:p text:style-name="P1"/>
      <text:p text:style-name="P1">EVENT time: 12955.444336, <text:s/>type: 2, fromlayer3 <text:s/>entity: 0</text:p>
      <text:p text:style-name="P1"><text:s text:c="2"/>(Sender) (in A_input) Checksum does not match. Received ACK is corrupt</text:p>
      <text:p text:style-name="P1"/>
      <text:p text:style-name="P1">EVENT time: 12963.125977, <text:s/>type: 0, timerinterrupt <text:s text:c="2"/>entity: 0</text:p>
      <text:p text:style-name="P1">(A_timerinterrupt) Resending .. jjjjjjjjjjjjjjjjjjj </text:p>
      <text:p text:style-name="P1"><text:s text:c="12"/>TOLAYER3: packet being corrupted</text:p>
      <text:p text:style-name="P1"/>
      <text:p text:style-name="P1">EVENT time: 12964.275391, <text:s/>type: 2, fromlayer3 <text:s/>entity: 1</text:p>
      <text:p text:style-name="P1">(in B_input) Checksum does not match. Received packet is corrupt </text:p>
      <text:p text:style-name="P1"><text:soft-page-break/></text:p>
      <text:p text:style-name="P1">EVENT time: 12971.843750, <text:s/>type: 2, fromlayer3 <text:s/>entity: 0</text:p>
      <text:p text:style-name="P1">**** At 12971.843750 in A_input() : ACK received for pkt0: <text:s/>****</text:p>
      <text:p text:style-name="P1"/>
      <text:p text:style-name="P1">EVENT time: 14147.789062, <text:s/>type: 1, fromlayer5 <text:s/>entity: 0</text:p>
      <text:p text:style-name="P1">**** At 14147.789062 in A_output() : Sending pkt1: kkkkkkkkkkkkkkkkkkk ****</text:p>
      <text:p text:style-name="P1"/>
      <text:p text:style-name="P1">EVENT time: 14155.735352, <text:s/>type: 2, fromlayer3 <text:s/>entity: 1</text:p>
      <text:p text:style-name="P1">**** At 14155.735352 in B_input() : Correct pkt received. pkt1 kkkkkkkkkkkkkkkkkkk ****</text:p>
      <text:p text:style-name="P1"/>
      <text:p text:style-name="P1">EVENT time: 14160.461914, <text:s/>type: 2, fromlayer3 <text:s/>entity: 0</text:p>
      <text:p text:style-name="P1">**** At 14160.461914 in A_input() : ACK received for pkt0: <text:s/>****</text:p>
      <text:p text:style-name="P1"/>
      <text:p text:style-name="P1">EVENT time: 14934.108398, <text:s/>type: 1, fromlayer5 <text:s/>entity: 0</text:p>
      <text:p text:style-name="P1">**** At 14934.108398 in A_output() : Sending pkt0: lllllllllllllllllll ****</text:p>
      <text:p text:style-name="P1"/>
      <text:p text:style-name="P1">EVENT time: 14939.790039, <text:s/>type: 2, fromlayer3 <text:s/>entity: 1</text:p>
      <text:p text:style-name="P1">**** At 14939.790039 in B_input() : Correct pkt received. pkt0 lllllllllllllllllll ****</text:p>
      <text:p text:style-name="P1"><text:s text:c="12"/>TOLAYER3: packet being corrupted</text:p>
      <text:p text:style-name="P1"/>
      <text:p text:style-name="P1">EVENT time: 14944.729492, <text:s/>type: 2, fromlayer3 <text:s/>entity: 0</text:p>
      <text:p text:style-name="P1"><text:s text:c="2"/>(Sender) (in A_input) Checksum does not match. Received ACK is corrupt</text:p>
      <text:p text:style-name="P1"/>
      <text:p text:style-name="P1">EVENT time: 14954.108398, <text:s/>type: 0, timerinterrupt <text:s text:c="2"/>entity: 0</text:p>
      <text:p text:style-name="P1">(A_timerinterrupt) Resending .. lllllllllllllllllll </text:p>
      <text:p text:style-name="P1"><text:s text:c="12"/>TOLAYER3: packet being corrupted</text:p>
      <text:p text:style-name="P1"/>
      <text:p text:style-name="P1">EVENT time: 14960.876953, <text:s/>type: 2, fromlayer3 <text:s/>entity: 1</text:p>
      <text:p text:style-name="P1">(in B_input) Checksum does not match. Received packet is corrupt </text:p>
      <text:p text:style-name="P1"/>
      <text:p text:style-name="P1">EVENT time: 14964.594727, <text:s/>type: 2, fromlayer3 <text:s/>entity: 0</text:p>
      <text:p text:style-name="P1">**** At 14964.594727 in A_input() : ACK received for pkt0: <text:s/>****</text:p>
      <text:p text:style-name="P1"/>
      <text:p text:style-name="P1">EVENT time: 16740.972656, <text:s/>type: 1, fromlayer5 <text:s/>entity: 0</text:p>
      <text:p text:style-name="P1">**** At 16740.972656 in A_output() : Sending pkt1: mmmmmmmmmmmmmmmmmmm ****</text:p>
      <text:p text:style-name="P1"/>
      <text:p text:style-name="P1">EVENT time: 16747.658203, <text:s/>type: 2, fromlayer3 <text:s/>entity: 1</text:p>
      <text:p text:style-name="P1">**** At 16747.658203 in B_input() : Correct pkt received. pkt1 mmmmmmmmmmmmmmmmmmm ****</text:p>
      <text:p text:style-name="P1"><text:s text:c="12"/>TOLAYER3: packet being corrupted</text:p>
      <text:p text:style-name="P1"/>
      <text:p text:style-name="P1">EVENT time: 16753.369141, <text:s/>type: 2, fromlayer3 <text:s/>entity: 0</text:p>
      <text:p text:style-name="P1"><text:s text:c="2"/>(Sender) (in A_input) Checksum does not match. Received ACK is corrupt</text:p>
      <text:p text:style-name="P1"/>
      <text:p text:style-name="P1">EVENT time: 16760.972656, <text:s/>type: 0, timerinterrupt <text:s text:c="2"/>entity: 0</text:p>
      <text:p text:style-name="P1">(A_timerinterrupt) Resending .. mmmmmmmmmmmmmmmmmmm </text:p>
      <text:p text:style-name="P1"><text:soft-page-break/></text:p>
      <text:p text:style-name="P1">EVENT time: 16767.773438, <text:s/>type: 2, fromlayer3 <text:s/>entity: 1</text:p>
      <text:p text:style-name="P1">**** At 16767.773438 in B_input() : <text:s/>Duplicate Packet received. Resending ACK for pkt1 mmmmmmmmmmmmmmmmmmm ****</text:p>
      <text:p text:style-name="P1"><text:s text:c="12"/>TOLAYER3: packet being lost</text:p>
      <text:p text:style-name="P1"/>
      <text:p text:style-name="P1">EVENT time: 16780.972656, <text:s/>type: 0, timerinterrupt <text:s text:c="2"/>entity: 0</text:p>
      <text:p text:style-name="P1">(A_timerinterrupt) Resending .. mmmmmmmmmmmmmmmmmmm </text:p>
      <text:p text:style-name="P1"><text:s text:c="12"/>TOLAYER3: packet being lost</text:p>
      <text:p text:style-name="P1"/>
      <text:p text:style-name="P1">EVENT time: 16800.972656, <text:s/>type: 0, timerinterrupt <text:s text:c="2"/>entity: 0</text:p>
      <text:p text:style-name="P1">(A_timerinterrupt) Resending .. mmmmmmmmmmmmmmmmmmm </text:p>
      <text:p text:style-name="P1"/>
      <text:p text:style-name="P1">EVENT time: 16807.478516, <text:s/>type: 2, fromlayer3 <text:s/>entity: 1</text:p>
      <text:p text:style-name="P1">**** At 16807.478516 in B_input() : <text:s/>Duplicate Packet received. Resending ACK for pkt1 mmmmmmmmmmmmmmmmmmm ****</text:p>
      <text:p text:style-name="P1"><text:s text:c="12"/>TOLAYER3: packet being corrupted</text:p>
      <text:p text:style-name="P1"/>
      <text:p text:style-name="P1">EVENT time: 16808.884766, <text:s/>type: 2, fromlayer3 <text:s/>entity: 0</text:p>
      <text:p text:style-name="P1"><text:s text:c="2"/>(Sender) (in A_input) Checksum does not match. Received ACK is corrupt</text:p>
      <text:p text:style-name="P1"/>
      <text:p text:style-name="P1">EVENT time: 16820.972656, <text:s/>type: 0, timerinterrupt <text:s text:c="2"/>entity: 0</text:p>
      <text:p text:style-name="P1">(A_timerinterrupt) Resending .. mmmmmmmmmmmmmmmmmmm </text:p>
      <text:p text:style-name="P1"><text:s text:c="12"/>TOLAYER3: packet being lost</text:p>
      <text:p text:style-name="P1"/>
      <text:p text:style-name="P1">EVENT time: 16840.972656, <text:s/>type: 0, timerinterrupt <text:s text:c="2"/>entity: 0</text:p>
      <text:p text:style-name="P1">(A_timerinterrupt) Resending .. mmmmmmmmmmmmmmmmmmm </text:p>
      <text:p text:style-name="P1"><text:s text:c="12"/>TOLAYER3: packet being corrupted</text:p>
      <text:p text:style-name="P1"/>
      <text:p text:style-name="P1">EVENT time: 16850.687500, <text:s/>type: 2, fromlayer3 <text:s/>entity: 1</text:p>
      <text:p text:style-name="P1">(in B_input) Checksum does not match. Received packet is corrupt </text:p>
      <text:p text:style-name="P1"/>
      <text:p text:style-name="P1">EVENT time: 16853.703125, <text:s/>type: 2, fromlayer3 <text:s/>entity: 0</text:p>
      <text:p text:style-name="P1">**** At 16853.703125 in A_input() : ACK received for pkt0: <text:s/>****</text:p>
      <text:p text:style-name="P1"/>
      <text:p text:style-name="P1">EVENT time: 18563.248047, <text:s/>type: 1, fromlayer5 <text:s/>entity: 0</text:p>
      <text:p text:style-name="P1"><text:s text:c="12"/>TOLAYER3: packet being corrupted</text:p>
      <text:p text:style-name="P1">**** At 18563.248047 in A_output() : Sending pkt0: nnnnnnnnnnnnnnnnnnn ****</text:p>
      <text:p text:style-name="P1"/>
      <text:p text:style-name="P1">EVENT time: 18570.433594, <text:s/>type: 2, fromlayer3 <text:s/>entity: 1</text:p>
      <text:p text:style-name="P1">(in B_input) Checksum does not match. Received packet is corrupt </text:p>
      <text:p text:style-name="P1"/>
      <text:p text:style-name="P1">EVENT time: 18572.296875, <text:s/>type: 2, fromlayer3 <text:s/>entity: 0</text:p>
      <text:p text:style-name="P1"><text:s text:c="2"/>(Sender) (in A_input) NACK received.</text:p>
      <text:p text:style-name="P1"/>
      <text:p text:style-name="P1">EVENT time: 18583.248047, <text:s/>type: 0, timerinterrupt <text:s text:c="2"/>entity: 0</text:p>
      <text:p text:style-name="P1">(A_timerinterrupt) Resending .. nnnnnnnnnnnnnnnnnnn </text:p>
      <text:p text:style-name="P1"/>
      <text:p text:style-name="P1"><text:soft-page-break/>EVENT time: 18587.373047, <text:s/>type: 2, fromlayer3 <text:s/>entity: 1</text:p>
      <text:p text:style-name="P1">**** At 18587.373047 in B_input() : Correct pkt received. pkt0 nnnnnnnnnnnnnnnnnnn ****</text:p>
      <text:p text:style-name="P1"/>
      <text:p text:style-name="P1">EVENT time: 18597.298828, <text:s/>type: 2, fromlayer3 <text:s/>entity: 0</text:p>
      <text:p text:style-name="P1">**** At 18597.298828 in A_input() : ACK received for pkt0: <text:s/>****</text:p>
      <text:p text:style-name="P1"/>
      <text:p text:style-name="P1">EVENT time: 19077.343750, <text:s/>type: 1, fromlayer5 <text:s/>entity: 0</text:p>
      <text:p text:style-name="P1"><text:s text:c="12"/>TOLAYER3: packet being lost</text:p>
      <text:p text:style-name="P1">**** At 19077.343750 in A_output() : Sending pkt1: ooooooooooooooooooo ****</text:p>
      <text:p text:style-name="P1"/>
      <text:p text:style-name="P1">EVENT time: 19097.343750, <text:s/>type: 0, timerinterrupt <text:s text:c="2"/>entity: 0</text:p>
      <text:p text:style-name="P1">(A_timerinterrupt) Resending .. ooooooooooooooooooo </text:p>
      <text:p text:style-name="P1"><text:s text:c="12"/>TOLAYER3: packet being lost</text:p>
      <text:p text:style-name="P1"/>
      <text:p text:style-name="P1">EVENT time: 19117.343750, <text:s/>type: 0, timerinterrupt <text:s text:c="2"/>entity: 0</text:p>
      <text:p text:style-name="P1">(A_timerinterrupt) Resending .. ooooooooooooooooooo </text:p>
      <text:p text:style-name="P1"><text:s text:c="12"/>TOLAYER3: packet being lost</text:p>
      <text:p text:style-name="P1"/>
      <text:p text:style-name="P1">EVENT time: 19137.343750, <text:s/>type: 0, timerinterrupt <text:s text:c="2"/>entity: 0</text:p>
      <text:p text:style-name="P1">(A_timerinterrupt) Resending .. ooooooooooooooooooo </text:p>
      <text:p text:style-name="P1"><text:s text:c="12"/>TOLAYER3: packet being corrupted</text:p>
      <text:p text:style-name="P1"/>
      <text:p text:style-name="P1">EVENT time: 19141.775391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19157.343750, <text:s/>type: 0, timerinterrupt <text:s text:c="2"/>entity: 0</text:p>
      <text:p text:style-name="P1">(A_timerinterrupt) Resending .. ooooooooooooooooooo </text:p>
      <text:p text:style-name="P1"><text:s text:c="12"/>TOLAYER3: packet being lost</text:p>
      <text:p text:style-name="P1"/>
      <text:p text:style-name="P1">EVENT time: 19177.343750, <text:s/>type: 0, timerinterrupt <text:s text:c="2"/>entity: 0</text:p>
      <text:p text:style-name="P1">(A_timerinterrupt) Resending .. ooooooooooooooooooo </text:p>
      <text:p text:style-name="P1"><text:s text:c="12"/>TOLAYER3: packet being corrupted</text:p>
      <text:p text:style-name="P1"/>
      <text:p text:style-name="P1">EVENT time: 19178.880859, <text:s/>type: 2, fromlayer3 <text:s/>entity: 1</text:p>
      <text:p text:style-name="P1">(in B_input) Checksum does not match. Received packet is corrupt </text:p>
      <text:p text:style-name="P1"><text:s text:c="12"/>TOLAYER3: packet being corrupted</text:p>
      <text:p text:style-name="P1"/>
      <text:p text:style-name="P1">EVENT time: 19184.562500, <text:s/>type: 2, fromlayer3 <text:s/>entity: 0</text:p>
      <text:p text:style-name="P1"><text:s text:c="2"/>(Sender) (in A_input) Checksum does not match. Received ACK is corrupt</text:p>
      <text:p text:style-name="P1"/>
      <text:p text:style-name="P1">EVENT time: 19197.343750, <text:s/>type: 0, timerinterrupt <text:s text:c="2"/>entity: 0</text:p>
      <text:p text:style-name="P1">(A_timerinterrupt) Resending .. ooooooooooooooooooo </text:p>
      <text:p text:style-name="P1"><text:s text:c="12"/>TOLAYER3: packet being lost</text:p>
      <text:p text:style-name="P1"/>
      <text:p text:style-name="P1">EVENT time: 19217.343750, <text:s/>type: 0, timerinterrupt <text:s text:c="2"/>entity: 0</text:p>
      <text:p text:style-name="P1">(A_timerinterrupt) Resending .. ooooooooooooooooooo </text:p>
      <text:p text:style-name="P1"><text:soft-page-break/><text:s text:c="12"/>TOLAYER3: packet being corrupted</text:p>
      <text:p text:style-name="P1"/>
      <text:p text:style-name="P1">EVENT time: 19219.191406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19237.343750, <text:s/>type: 0, timerinterrupt <text:s text:c="2"/>entity: 0</text:p>
      <text:p text:style-name="P1">(A_timerinterrupt) Resending .. ooooooooooooooooooo </text:p>
      <text:p text:style-name="P1"/>
      <text:p text:style-name="P1">EVENT time: 19246.056641, <text:s/>type: 2, fromlayer3 <text:s/>entity: 1</text:p>
      <text:p text:style-name="P1">**** At 19246.056641 in B_input() : Correct pkt received. pkt1 ooooooooooooooooooo ****</text:p>
      <text:p text:style-name="P1"/>
      <text:p text:style-name="P1">EVENT time: 19248.183594, <text:s/>type: 2, fromlayer3 <text:s/>entity: 0</text:p>
      <text:p text:style-name="P1">**** At 19248.183594 in A_input() : ACK received for pkt0: <text:s/>****</text:p>
      <text:p text:style-name="P1"/>
      <text:p text:style-name="P1">EVENT time: 20009.070312, <text:s/>type: 1, fromlayer5 <text:s/>entity: 0</text:p>
      <text:p text:style-name="P1"><text:s text:c="12"/>TOLAYER3: packet being corrupted</text:p>
      <text:p text:style-name="P1">**** At 20009.070312 in A_output() : Sending pkt0: ppppppppppppppppppp ****</text:p>
      <text:p text:style-name="P1"/>
      <text:p text:style-name="P1">EVENT time: 20016.244141, <text:s/>type: 2, fromlayer3 <text:s/>entity: 1</text:p>
      <text:p text:style-name="P1">(in B_input) Checksum does not match. Received packet is corrupt </text:p>
      <text:p text:style-name="P1"/>
      <text:p text:style-name="P1">EVENT time: 20022.039062, <text:s/>type: 2, fromlayer3 <text:s/>entity: 0</text:p>
      <text:p text:style-name="P1"><text:s text:c="2"/>(Sender) (in A_input) NACK received.</text:p>
      <text:p text:style-name="P1"/>
      <text:p text:style-name="P1">EVENT time: 20029.070312, <text:s/>type: 0, timerinterrupt <text:s text:c="2"/>entity: 0</text:p>
      <text:p text:style-name="P1">(A_timerinterrupt) Resending .. ppppppppppppppppppp </text:p>
      <text:p text:style-name="P1"/>
      <text:p text:style-name="P1">EVENT time: 20035.689453, <text:s/>type: 2, fromlayer3 <text:s/>entity: 1</text:p>
      <text:p text:style-name="P1">**** At 20035.689453 in B_input() : Correct pkt received. pkt0 ppppppppppppppppppp ****</text:p>
      <text:p text:style-name="P1"><text:s text:c="12"/>TOLAYER3: packet being corrupted</text:p>
      <text:p text:style-name="P1"/>
      <text:p text:style-name="P1">EVENT time: 20042.845703, <text:s/>type: 2, fromlayer3 <text:s/>entity: 0</text:p>
      <text:p text:style-name="P1"><text:s text:c="2"/>(Sender) (in A_input) Checksum does not match. Received ACK is corrupt</text:p>
      <text:p text:style-name="P1"/>
      <text:p text:style-name="P1">EVENT time: 20049.070312, <text:s/>type: 0, timerinterrupt <text:s text:c="2"/>entity: 0</text:p>
      <text:p text:style-name="P1">(A_timerinterrupt) Resending .. ppppppppppppppppppp </text:p>
      <text:p text:style-name="P1"/>
      <text:p text:style-name="P1">EVENT time: 20056.789062, <text:s/>type: 2, fromlayer3 <text:s/>entity: 1</text:p>
      <text:p text:style-name="P1">**** At 20056.789062 in B_input() : <text:s/>Duplicate Packet received. Resending ACK for pkt0 ppppppppppppppppppp ****</text:p>
      <text:p text:style-name="P1"/>
      <text:p text:style-name="P1">EVENT time: 20064.921875, <text:s/>type: 2, fromlayer3 <text:s/>entity: 0</text:p>
      <text:p text:style-name="P1">**** At 20064.921875 in A_input() : ACK received for pkt0: <text:s/>****</text:p>
      <text:p text:style-name="P1"/>
      <text:p text:style-name="P1">EVENT time: 20219.716797, <text:s/>type: 1, fromlayer5 <text:s/>entity: 0</text:p>
      <text:p text:style-name="P1"><text:soft-page-break/>**** At 20219.716797 in A_output() : Sending pkt1: qqqqqqqqqqqqqqqqqqq ****</text:p>
      <text:p text:style-name="P1"/>
      <text:p text:style-name="P1">EVENT time: 20225.462891, <text:s/>type: 2, fromlayer3 <text:s/>entity: 1</text:p>
      <text:p text:style-name="P1">**** At 20225.462891 in B_input() : Correct pkt received. pkt1 qqqqqqqqqqqqqqqqqqq ****</text:p>
      <text:p text:style-name="P1"><text:s text:c="12"/>TOLAYER3: packet being corrupted</text:p>
      <text:p text:style-name="P1"/>
      <text:p text:style-name="P1">EVENT time: 20229.921875, <text:s/>type: 2, fromlayer3 <text:s/>entity: 0</text:p>
      <text:p text:style-name="P1"><text:s text:c="2"/>(Sender) (in A_input) Checksum does not match. Received ACK is corrupt</text:p>
      <text:p text:style-name="P1"/>
      <text:p text:style-name="P1">EVENT time: 20239.716797, <text:s/>type: 0, timerinterrupt <text:s text:c="2"/>entity: 0</text:p>
      <text:p text:style-name="P1">(A_timerinterrupt) Resending .. qqqqqqqqqqqqqqqqqqq </text:p>
      <text:p text:style-name="P1"/>
      <text:p text:style-name="P1">EVENT time: 20246.378906, <text:s/>type: 2, fromlayer3 <text:s/>entity: 1</text:p>
      <text:p text:style-name="P1">**** At 20246.378906 in B_input() : <text:s/>Duplicate Packet received. Resending ACK for pkt1 qqqqqqqqqqqqqqqqqqq ****</text:p>
      <text:p text:style-name="P1"><text:s text:c="12"/>TOLAYER3: packet being lost</text:p>
      <text:p text:style-name="P1"/>
      <text:p text:style-name="P1">EVENT time: 20259.716797, <text:s/>type: 0, timerinterrupt <text:s text:c="2"/>entity: 0</text:p>
      <text:p text:style-name="P1">(A_timerinterrupt) Resending .. qqqqqqqqqqqqqqqqqqq </text:p>
      <text:p text:style-name="P1"/>
      <text:p text:style-name="P1">EVENT time: 20261.757812, <text:s/>type: 2, fromlayer3 <text:s/>entity: 1</text:p>
      <text:p text:style-name="P1">**** At 20261.757812 in B_input() : <text:s/>Duplicate Packet received. Resending ACK for pkt1 qqqqqqqqqqqqqqqqqqq ****</text:p>
      <text:p text:style-name="P1"/>
      <text:p text:style-name="P1">EVENT time: 20268.595703, <text:s/>type: 2, fromlayer3 <text:s/>entity: 0</text:p>
      <text:p text:style-name="P1">**** At 20268.595703 in A_input() : ACK received for pkt0: <text:s/>****</text:p>
      <text:p text:style-name="P1"/>
      <text:p text:style-name="P1">EVENT time: 20965.769531, <text:s/>type: 1, fromlayer5 <text:s/>entity: 0</text:p>
      <text:p text:style-name="P1">**** At 20965.769531 in A_output() : Sending pkt0: rrrrrrrrrrrrrrrrrrr ****</text:p>
      <text:p text:style-name="P1"/>
      <text:p text:style-name="P1">EVENT time: 20971.187500, <text:s/>type: 2, fromlayer3 <text:s/>entity: 1</text:p>
      <text:p text:style-name="P1">**** At 20971.187500 in B_input() : Correct pkt received. pkt0 rrrrrrrrrrrrrrrrrrr ****</text:p>
      <text:p text:style-name="P1"><text:s text:c="12"/>TOLAYER3: packet being corrupted</text:p>
      <text:p text:style-name="P1"/>
      <text:p text:style-name="P1">EVENT time: 20978.642578, <text:s/>type: 2, fromlayer3 <text:s/>entity: 0</text:p>
      <text:p text:style-name="P1"><text:s text:c="2"/>(Sender) (in A_input) Checksum does not match. Received ACK is corrupt</text:p>
      <text:p text:style-name="P1"/>
      <text:p text:style-name="P1">EVENT time: 20985.769531, <text:s/>type: 0, timerinterrupt <text:s text:c="2"/>entity: 0</text:p>
      <text:p text:style-name="P1">(A_timerinterrupt) Resending .. rrrrrrrrrrrrrrrrrrr </text:p>
      <text:p text:style-name="P1"/>
      <text:p text:style-name="P1">EVENT time: 20995.505859, <text:s/>type: 2, fromlayer3 <text:s/>entity: 1</text:p>
      <text:p text:style-name="P1">**** At 20995.505859 in B_input() : <text:s/>Duplicate Packet received. Resending ACK for pkt0 rrrrrrrrrrrrrrrrrrr ****</text:p>
      <text:p text:style-name="P1"/>
      <text:p text:style-name="P1">EVENT time: 21000.855469, <text:s/>type: 2, fromlayer3 <text:s/>entity: 0</text:p>
      <text:p text:style-name="P1">**** At 21000.855469 in A_input() : ACK received for pkt0: <text:s/>****</text:p>
      <text:p text:style-name="P1"/>
      <text:p text:style-name="P1"><text:soft-page-break/>EVENT time: 22332.048828, <text:s/>type: 1, fromlayer5 <text:s/>entity: 0</text:p>
      <text:p text:style-name="P1"><text:s text:c="12"/>TOLAYER3: packet being lost</text:p>
      <text:p text:style-name="P1">**** At 22332.048828 in A_output() : Sending pkt1: sssssssssssssssssss ****</text:p>
      <text:p text:style-name="P1"/>
      <text:p text:style-name="P1">EVENT time: 22352.048828, <text:s/>type: 0, timerinterrupt <text:s text:c="2"/>entity: 0</text:p>
      <text:p text:style-name="P1">(A_timerinterrupt) Resending .. sssssssssssssssssss </text:p>
      <text:p text:style-name="P1"/>
      <text:p text:style-name="P1">EVENT time: 22356.822266, <text:s/>type: 2, fromlayer3 <text:s/>entity: 1</text:p>
      <text:p text:style-name="P1">**** At 22356.822266 in B_input() : Correct pkt received. pkt1 sssssssssssssssssss ****</text:p>
      <text:p text:style-name="P1"/>
      <text:p text:style-name="P1">EVENT time: 22360.324219, <text:s/>type: 2, fromlayer3 <text:s/>entity: 0</text:p>
      <text:p text:style-name="P1">**** At 22360.324219 in A_input() : ACK received for pkt0: <text:s/>****</text:p>
      <text:p text:style-name="P1"/>
      <text:p text:style-name="P1">EVENT time: 22433.802734, <text:s/>type: 1, fromlayer5 <text:s/>entity: 0</text:p>
      <text:p text:style-name="P1"><text:s text:c="12"/>TOLAYER3: packet being corrupted</text:p>
      <text:p text:style-name="P1">**** At 22433.802734 in A_output() : Sending pkt0: ttttttttttttttttttt ****</text:p>
      <text:p text:style-name="P1"/>
      <text:p text:style-name="P1">EVENT time: 22436.982422, <text:s/>type: 2, fromlayer3 <text:s/>entity: 1</text:p>
      <text:p text:style-name="P1">(in B_input) Checksum does not match. Received packet is corrupt </text:p>
      <text:p text:style-name="P1"/>
      <text:p text:style-name="P1">EVENT time: 22444.955078, <text:s/>type: 2, fromlayer3 <text:s/>entity: 0</text:p>
      <text:p text:style-name="P1"><text:s text:c="2"/>(Sender) (in A_input) NACK received.</text:p>
      <text:p text:style-name="P1"/>
      <text:p text:style-name="P1">EVENT time: 22453.802734, <text:s/>type: 0, timerinterrupt <text:s text:c="2"/>entity: 0</text:p>
      <text:p text:style-name="P1">(A_timerinterrupt) Resending .. ttttttttttttttttttt </text:p>
      <text:p text:style-name="P1"><text:s text:c="12"/>TOLAYER3: packet being lost</text:p>
      <text:p text:style-name="P1"/>
      <text:p text:style-name="P1">EVENT time: 22473.802734, <text:s/>type: 0, timerinterrupt <text:s text:c="2"/>entity: 0</text:p>
      <text:p text:style-name="P1">(A_timerinterrupt) Resending .. ttttttttttttttttttt </text:p>
      <text:p text:style-name="P1"><text:s text:c="12"/>TOLAYER3: packet being corrupted</text:p>
      <text:p text:style-name="P1"/>
      <text:p text:style-name="P1">EVENT time: 22476.263672, <text:s/>type: 2, fromlayer3 <text:s/>entity: 1</text:p>
      <text:p text:style-name="P1">(in B_input) Checksum does not match. Received packet is corrupt </text:p>
      <text:p text:style-name="P1"/>
      <text:p text:style-name="P1">EVENT time: 22479.392578, <text:s/>type: 2, fromlayer3 <text:s/>entity: 0</text:p>
      <text:p text:style-name="P1"><text:s text:c="2"/>(Sender) (in A_input) NACK received.</text:p>
      <text:p text:style-name="P1"/>
      <text:p text:style-name="P1">EVENT time: 22493.802734, <text:s/>type: 0, timerinterrupt <text:s text:c="2"/>entity: 0</text:p>
      <text:p text:style-name="P1">(A_timerinterrupt) Resending .. ttttttttttttttttttt </text:p>
      <text:p text:style-name="P1"><text:s text:c="12"/>TOLAYER3: packet being corrupted</text:p>
      <text:p text:style-name="P1"/>
      <text:p text:style-name="P1">EVENT time: 22499.720703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22513.802734, <text:s/>type: 0, timerinterrupt <text:s text:c="2"/>entity: 0</text:p>
      <text:p text:style-name="P1">(A_timerinterrupt) Resending .. ttttttttttttttttttt </text:p>
      <text:p text:style-name="P1"><text:s text:c="12"/>TOLAYER3: packet being corrupted</text:p>
      <text:p text:style-name="P1"><text:soft-page-break/></text:p>
      <text:p text:style-name="P1">EVENT time: 22515.841797, <text:s/>type: 2, fromlayer3 <text:s/>entity: 1</text:p>
      <text:p text:style-name="P1">(in B_input) Checksum does not match. Received packet is corrupt </text:p>
      <text:p text:style-name="P1"><text:s text:c="12"/>TOLAYER3: packet being lost</text:p>
      <text:p text:style-name="P1"/>
      <text:p text:style-name="P1">EVENT time: 22533.802734, <text:s/>type: 0, timerinterrupt <text:s text:c="2"/>entity: 0</text:p>
      <text:p text:style-name="P1">(A_timerinterrupt) Resending .. ttttttttttttttttttt </text:p>
      <text:p text:style-name="P1"/>
      <text:p text:style-name="P1">EVENT time: 22541.406250, <text:s/>type: 2, fromlayer3 <text:s/>entity: 1</text:p>
      <text:p text:style-name="P1">**** At 22541.406250 in B_input() : Correct pkt received. pkt0 ttttttttttttttttttt ****</text:p>
      <text:p text:style-name="P1"/>
      <text:p text:style-name="P1">EVENT time: 22542.511719, <text:s/>type: 2, fromlayer3 <text:s/>entity: 0</text:p>
      <text:p text:style-name="P1">**** At 22542.511719 in A_input() : ACK received for pkt0: <text:s/>****</text:p>
      <text:p text:style-name="P1"/>
      <text:p text:style-name="P1"><text:s/>Simulator terminated at time 22542.511719</text:p>
      <text:p text:style-name="P1"><text:s/>after sending 20 msgs from layer5</text:p>
      <text:p text:style-name="P1"/>
      <text:p text:style-name="P5">A_ackReceived_count = 19</text:p>
      <text:p text:style-name="P5">A_dropped_count = 1</text:p>
      <text:p text:style-name="P5">A_corruptReceived_count = 13</text:p>
      <text:p text:style-name="P5">A_timeoutOccurred_count = 45</text:p>
      <text:p text:style-name="P5">A_nackReceived_count = 5</text:p>
      <text:p text:style-name="P5">B_correctlyReceived_count = 19</text:p>
      <text:p text:style-name="P5">B_corruptReceived_count = 20</text:p>
      <text:p text:style-name="P5">B_duplicateReceived_count =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21:28:37.302414224</meta:creation-date>
    <dc:date>2019-01-26T21:37:40.549044397</dc:date>
    <meta:editing-duration>PT8M5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2" meta:paragraph-count="378" meta:word-count="2845" meta:character-count="21991" meta:non-whitespace-character-count="18323"/>
  </office:meta>
</office:document-meta>
</file>